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8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isities-and-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AUGUSTA COUNY</text:p>
          </table:table-cell>
          <table:table-cell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DINWIDDI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454">
            <text:p>1454</text:p>
          </table:table-cell>
          <table:table-cell table:style-name="ce21" office:value-type="float" office:value="1251">
            <text:p>1251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Remingto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Y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LUVANN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FRANKLI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RAY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ALIFA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NOV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2" office:value-type="string">
            <text:p>HEN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HIG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West Point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hite Ston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RTHAMPTON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PA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481">
            <text:p>48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31">
            <text:p>131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2" office:value-type="float" office:value="9378">
            <text:p>9378</text:p>
          </table:table-cell>
          <table:table-cell table:style-name="ce22" office:value-type="float" office:value="8241">
            <text:p>8241</text:p>
          </table:table-cell>
          <table:table-cell table:style-name="ce22" office:value-type="float" office:value="1137">
            <text:p>1137</text:p>
          </table:table-cell>
          <table:table-cell table:style-name="ce22" office:value-type="float" office:value="2158">
            <text:p>2158</text:p>
          </table:table-cell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">
            <text:p>22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  <table:table-cell table:style-name="ce21"/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675">
            <text:p>67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/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619">
            <text:p>619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812">
            <text:p>812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970">
            <text:p>5970</text:p>
          </table:table-cell>
          <table:table-cell table:style-name="ce21" office:value-type="float" office:value="5208">
            <text:p>5208</text:p>
          </table:table-cell>
          <table:table-cell table:style-name="ce21" office:value-type="float" office:value="762">
            <text:p>762</text:p>
          </table:table-cell>
          <table:table-cell table:style-name="ce21" office:value-type="float" office:value="1751">
            <text:p>1751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ept of Conservation &amp; Rec.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Dept of Motor Vehicle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vision of Capitol Police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1">
            <text:p>11</text:p>
          </table:table-cell>
          <table:table-cell table:style-name="ce21"/>
        </table:table-row>
        <table:table-row table:style-name="ro2">
          <table:table-cell table:style-name="ce21" office:value-type="string">
            <text:p>Southside Va. Trng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. Port Authority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orfolk Airport Authorit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878">
            <text:p>1878</text:p>
          </table:table-cell>
          <table:table-cell table:style-name="ce21" office:value-type="float" office:value="1776">
            <text:p>1776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604">
            <text:p>2604</text:p>
          </table:table-cell>
          <table:table-cell table:style-name="ce21" office:value-type="float" office:value="2401">
            <text:p>2401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998">
            <text:p>998</text:p>
          </table:table-cell>
        </table:table-row>
      </table:table>
      <table:table table:name="colleges-and-univerisities-and-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U.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ory &amp; Henry Colleg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1" office:value-type="string">
            <text:p>George Mason Univ.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J. Sargeant Reynolds CC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ongwood Universit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orfolk State University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Northern Va. CC P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ld Dominion University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adford University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omas Nelson Colleg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. of Mary Washington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University of Richmond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UVA's College at Wis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. Commonwealth U. P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Va. Military Institut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irginia Tech University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Va. Western CC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lliam &amp; Mary College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329">
            <text:p>329</text:p>
          </table:table-cell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COUNTY TOTAL</text:p>
          </table:table-cell>
          <table:table-cell table:style-name="ce22" office:value-type="float" office:value="9378">
            <text:p>9378</text:p>
          </table:table-cell>
          <table:table-cell table:style-name="ce22" office:value-type="float" office:value="8241">
            <text:p>8241</text:p>
          </table:table-cell>
          <table:table-cell table:style-name="ce22" office:value-type="float" office:value="1137">
            <text:p>1137</text:p>
          </table:table-cell>
          <table:table-cell table:style-name="ce22" office:value-type="float" office:value="2158">
            <text:p>2158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604">
            <text:p>2604</text:p>
          </table:table-cell>
          <table:table-cell table:style-name="ce21" office:value-type="float" office:value="2401">
            <text:p>2401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998">
            <text:p>998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970">
            <text:p>5970</text:p>
          </table:table-cell>
          <table:table-cell table:style-name="ce21" office:value-type="float" office:value="5208">
            <text:p>5208</text:p>
          </table:table-cell>
          <table:table-cell table:style-name="ce21" office:value-type="float" office:value="762">
            <text:p>762</text:p>
          </table:table-cell>
          <table:table-cell table:style-name="ce21" office:value-type="float" office:value="1751">
            <text:p>1751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329">
            <text:p>329</text:p>
          </table:table-cell>
        </table:table-row>
        <table:table-row table:style-name="ro2">
          <table:table-cell table:style-name="ce21" office:value-type="string">
            <text:p>State Total</text:p>
          </table:table-cell>
          <table:table-cell table:formula="oooc:=SUM([.B1:.B4])" office:value-type="string">
            <text:p>18502</text:p>
          </table:table-cell>
          <table:table-cell table:formula="oooc:=SUM([.C1:.C4])" office:value-type="string">
            <text:p>16307</text:p>
          </table:table-cell>
          <table:table-cell table:formula="oooc:=SUM([.D1:.D4])" office:value-type="string">
            <text:p>2195</text:p>
          </table:table-cell>
          <table:table-cell table:formula="oooc:=SUM([.E1:.E4])" office:value-type="string">
            <text:p>52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isities-and-" style:display-name="PageStyle_colleges-and-univerisities-and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